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EA00000066EC20E586A0FF1CF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Microsoft Sans Serif" fo:font-size="14pt" officeooo:rsid="000a7371" officeooo:paragraph-rsid="000a7371" style:font-size-asian="14pt" style:font-size-complex="14pt"/>
    </style:style>
    <style:style style:name="P2" style:family="paragraph" style:parent-style-name="Header">
      <style:paragraph-properties fo:text-align="center" style:justify-single-word="false"/>
      <style:text-properties officeooo:paragraph-rsid="000a7371"/>
    </style:style>
    <style:style style:name="P3" style:family="paragraph" style:parent-style-name="Footer">
      <style:text-properties officeooo:rsid="000a7371" officeooo:paragraph-rsid="000a7371"/>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paragraph-properties fo:margin-left="0cm" fo:margin-right="0cm" fo:margin-top="0cm" fo:margin-bottom="0cm" loext:contextual-spacing="false" fo:text-indent="0cm" style:auto-text-indent="false"/>
      <style:text-properties officeooo:rsid="0012be9b" officeooo:paragraph-rsid="0012be9b"/>
    </style:style>
    <style:style style:name="P6" style:family="paragraph" style:parent-style-name="Text_20_body">
      <style:text-properties officeooo:rsid="001407b8" officeooo:paragraph-rsid="001407b8"/>
    </style:style>
    <style:style style:name="P7" style:family="paragraph" style:parent-style-name="Text_20_body">
      <style:text-properties officeooo:rsid="00157dda" officeooo:paragraph-rsid="00157dda"/>
    </style:style>
    <style:style style:name="P8" style:family="paragraph" style:parent-style-name="Text_20_body">
      <style:text-properties officeooo:rsid="001690a4" officeooo:paragraph-rsid="001690a4"/>
    </style:style>
    <style:style style:name="P9" style:family="paragraph" style:parent-style-name="Text_20_body">
      <style:text-properties officeooo:rsid="0017d6e6" officeooo:paragraph-rsid="0017d6e6"/>
    </style:style>
    <style:style style:name="P10" style:family="paragraph" style:parent-style-name="Text_20_body">
      <style:text-properties officeooo:rsid="0018e6df" officeooo:paragraph-rsid="0018e6df"/>
    </style:style>
    <style:style style:name="P11" style:family="paragraph" style:parent-style-name="Text_20_body">
      <style:text-properties officeooo:rsid="001ac576" officeooo:paragraph-rsid="001ac576"/>
    </style:style>
    <style:style style:name="P12" style:family="paragraph" style:parent-style-name="Text_20_body">
      <style:text-properties officeooo:rsid="001d04f8" officeooo:paragraph-rsid="001d04f8"/>
    </style:style>
    <style:style style:name="P13" style:family="paragraph" style:parent-style-name="Text_20_body">
      <style:text-properties officeooo:rsid="00204f5d" officeooo:paragraph-rsid="00204f5d"/>
    </style:style>
    <style:style style:name="P14" style:family="paragraph" style:parent-style-name="Text_20_body">
      <style:text-properties officeooo:rsid="002304c8" officeooo:paragraph-rsid="002304c8"/>
    </style:style>
    <style:style style:name="P15" style:family="paragraph" style:parent-style-name="Text_20_body">
      <style:text-properties officeooo:rsid="0023fc4f" officeooo:paragraph-rsid="0023fc4f"/>
    </style:style>
    <style:style style:name="P16" style:family="paragraph" style:parent-style-name="Text_20_body">
      <style:text-properties officeooo:rsid="00264cae" officeooo:paragraph-rsid="00264cae"/>
    </style:style>
    <style:style style:name="P17" style:family="paragraph" style:parent-style-name="Text_20_body">
      <style:text-properties officeooo:rsid="002652c0" officeooo:paragraph-rsid="002652c0"/>
    </style:style>
    <style:style style:name="P18" style:family="paragraph" style:parent-style-name="Text_20_body">
      <style:text-properties officeooo:rsid="00204f5d" officeooo:paragraph-rsid="00204f5d" fo:background-color="#fff200"/>
    </style:style>
    <style:style style:name="P19" style:family="paragraph" style:parent-style-name="Heading_20_3">
      <style:text-properties officeooo:rsid="002c7198" officeooo:paragraph-rsid="002c7198"/>
    </style:style>
    <style:style style:name="P20" style:family="paragraph" style:parent-style-name="Heading_20_3">
      <style:paragraph-properties fo:break-before="page"/>
    </style:style>
    <style:style style:name="P21" style:family="paragraph" style:parent-style-name="Heading_20_1">
      <style:paragraph-properties fo:text-align="center" style:justify-single-word="false"/>
      <style:text-properties officeooo:rsid="002b3171" officeooo:paragraph-rsid="002b3171"/>
    </style:style>
    <style:style style:name="P22" style:family="paragraph" style:parent-style-name="Heading_20_1">
      <style:paragraph-properties fo:text-align="center" style:justify-single-word="false"/>
      <style:text-properties officeooo:paragraph-rsid="002b3171"/>
    </style:style>
    <style:style style:name="P23" style:family="paragraph" style:parent-style-name="Heading_20_1">
      <style:paragraph-properties fo:break-before="page"/>
    </style:style>
    <style:style style:name="P24" style:family="paragraph" style:parent-style-name="Text_20_body">
      <style:text-properties officeooo:rsid="002b3171" officeooo:paragraph-rsid="002b3171"/>
    </style:style>
    <style:style style:name="P25" style:family="paragraph" style:parent-style-name="Text_20_body">
      <style:text-properties officeooo:rsid="002c7198" officeooo:paragraph-rsid="002c7198"/>
    </style:style>
    <style:style style:name="P26" style:family="paragraph" style:parent-style-name="Text_20_body">
      <style:text-properties officeooo:paragraph-rsid="002c7198"/>
    </style:style>
    <style:style style:name="P27" style:family="paragraph" style:parent-style-name="Text_20_body">
      <style:text-properties officeooo:rsid="001407b8" officeooo:paragraph-rsid="002c7198"/>
    </style:style>
    <style:style style:name="P28" style:family="paragraph" style:parent-style-name="Text_20_body">
      <style:text-properties officeooo:rsid="002cdfdc" officeooo:paragraph-rsid="002cdfdc"/>
    </style:style>
    <style:style style:name="P29" style:family="paragraph" style:parent-style-name="Text_20_body">
      <style:text-properties officeooo:rsid="002f5c16" officeooo:paragraph-rsid="002f5c16"/>
    </style:style>
    <style:style style:name="P30" style:family="paragraph" style:parent-style-name="Text_20_body">
      <style:text-properties officeooo:rsid="00301860" officeooo:paragraph-rsid="00301860"/>
    </style:style>
    <style:style style:name="P31" style:family="paragraph" style:parent-style-name="Text_20_body">
      <style:paragraph-properties fo:margin-left="0cm" fo:margin-right="0cm" fo:margin-top="0cm" fo:margin-bottom="0cm" loext:contextual-spacing="false" fo:text-indent="0cm" style:auto-text-indent="false"/>
      <style:text-properties officeooo:rsid="00204f5d" officeooo:paragraph-rsid="002c7198" fo:background-color="transparent"/>
    </style:style>
    <style:style style:name="P32" style:family="paragraph" style:parent-style-name="Text_20_body">
      <style:paragraph-properties fo:margin-left="0cm" fo:margin-right="0cm" fo:margin-top="0cm" fo:margin-bottom="0cm" loext:contextual-spacing="false" fo:text-indent="0cm" style:auto-text-indent="false"/>
      <style:text-properties officeooo:rsid="0012be9b" officeooo:paragraph-rsid="002c7198"/>
    </style:style>
    <style:style style:name="P33" style:family="paragraph">
      <style:paragraph-properties fo:text-align="center"/>
    </style:style>
    <style:style style:name="T1" style:family="text">
      <style:text-properties style:font-name="Microsoft Sans Serif" fo:font-size="14pt" officeooo:rsid="000a7371" style:font-size-asian="14pt" style:font-size-complex="14pt"/>
    </style:style>
    <style:style style:name="T2" style:family="text">
      <style:text-properties style:font-name="Microsoft Sans Serif" fo:font-size="14pt" officeooo:rsid="0012be9b" style:font-size-asian="14pt" style:font-size-complex="14pt"/>
    </style:style>
    <style:style style:name="T3" style:family="text">
      <style:text-properties officeooo:rsid="000ff5d7"/>
    </style:style>
    <style:style style:name="T4" style:family="text">
      <style:text-properties officeooo:rsid="00134f93"/>
    </style:style>
    <style:style style:name="T5" style:family="text">
      <style:text-properties officeooo:rsid="0014d648"/>
    </style:style>
    <style:style style:name="T6" style:family="text">
      <style:text-properties officeooo:rsid="00157e44"/>
    </style:style>
    <style:style style:name="T7" style:family="text">
      <style:text-properties officeooo:rsid="001690a4"/>
    </style:style>
    <style:style style:name="T8" style:family="text">
      <style:text-properties officeooo:rsid="0018ec87"/>
    </style:style>
    <style:style style:name="T9" style:family="text">
      <style:text-properties officeooo:rsid="001c1c16"/>
    </style:style>
    <style:style style:name="T10" style:family="text">
      <style:text-properties style:text-position="super 58%"/>
    </style:style>
    <style:style style:name="T11" style:family="text">
      <style:text-properties officeooo:rsid="002172da"/>
    </style:style>
    <style:style style:name="T12" style:family="text">
      <style:text-properties officeooo:rsid="002354f7"/>
    </style:style>
    <style:style style:name="T13" style:family="text">
      <style:text-properties officeooo:rsid="0023fc4f"/>
    </style:style>
    <style:style style:name="T14" style:family="text">
      <style:text-properties officeooo:rsid="00245b94"/>
    </style:style>
    <style:style style:name="T15" style:family="text">
      <style:text-properties officeooo:rsid="002652c0"/>
    </style:style>
    <style:style style:name="T16" style:family="text">
      <style:text-properties officeooo:rsid="0027d00c"/>
    </style:style>
    <style:style style:name="T17" style:family="text">
      <style:text-properties officeooo:rsid="002b3171"/>
    </style:style>
    <style:style style:name="T18" style:family="text">
      <style:text-properties officeooo:rsid="002cdfdc"/>
    </style:style>
    <style:style style:name="T19" style:family="text">
      <style:text-properties officeooo:rsid="002d8153"/>
    </style:style>
    <style:style style:name="T20" style:family="text">
      <style:text-properties officeooo:rsid="003162e3"/>
    </style:style>
    <style:style style:name="T21" style:family="text">
      <style:text-properties officeooo:rsid="00333b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span text:style-name="T17">Executive Summary </text:span></text:h>
      <text:p text:style-name="P24">[TBD - Later]</text:p>
      <text:h text:style-name="P21" text:outline-level="1">Company Overview</text:h>
      <text:h text:style-name="Heading_20_3" text:outline-level="3"><text:a xlink:type="simple" xlink:href="https://geekwisdom.org/" text:style-name="Internet_20_link" text:visited-style-name="Visited_20_Internet_20_Link">The GeekWisdom.</text:a><text:a xlink:type="simple" xlink:href="https://geekwisdom.org/" text:style-name="Internet_20_link" text:visited-style-name="Visited_20_Internet_20_Link"><text:span text:style-name="T17">org</text:span></text:a><text:a xlink:type="simple" xlink:href="https://geekwisdom.org/" text:style-name="Internet_20_link" text:visited-style-name="Visited_20_Internet_20_Link"> Mission</text:a></text:h>
      <text:p text:style-name="P31">The mission of GeekWisdom is to share knowledge and information (education), <text:s/>to seek out new technology and new gadget’s and gizmos’ (hackers) <text:s/>to boldy go where no geek has gone before</text:p>
      <text:p text:style-name="P32"/>
      <text:p text:style-name="P5">There are 3 groups <text:span text:style-name="T11">of Geeks </text:span>that GeekWisdom.org serves</text:p>
      <text:p text:style-name="P5"/>
      <text:p text:style-name="P5">1) The “social media” generation. <text:s/>People who have are grown up with technology and the internet all, <text:s/>of their lives, and use it as part of their lives. This also includes older people who use facebook, twitter, Instagram, but may not have a firm handle on how to maximize this technology to their own competitive advantage (edge)</text:p>
      <text:p text:style-name="P5"/>
      <text:p text:style-name="P5">2) Local <text:span text:style-name="T5">(Small?) </text:span>Business and Government – Teams who have come together for a specific mission and are hoping to use technology to grow in their position but they are not sure how to ‘get there’</text:p>
      <text:p text:style-name="P5"/>
      <text:p text:style-name="P5">3) The “hacker” Community – <text:span text:style-name="T4">Not people whose mission is to crack and steal passwords from others, but people with a genuine curiosity mixed with problem solving and the ability to “figure things out”. Specifically, those that look at “X” and say, hmm...I wonder how that works, and what else I can do with it?</text:span></text:p>
      <text:p text:style-name="P5"/>
      <text:h text:style-name="P19" text:outline-level="3">GeekWisdom.org Goals</text:h>
      <text:p text:style-name="P26"/>
      <text:p text:style-name="P25">To carry out this mission I am committed to the following goals:</text:p>
      <text:p text:style-name="P25"><text:s/>To increase <text:s/>WISDOM (not just EDUCATION &amp; knowledge) to all Geeks everywhere</text:p>
      <text:p text:style-name="P25">To <text:span text:style-name="T18">provide free services in the form of blogs, podcasts, and audio, and games as the primary way of disseminating information</text:span></text:p>
      <text:p text:style-name="P28">To keep abreast of technology changes, and provide suggestions to clients on how to best leverage these changes to help business maintain a competitive edge.</text:p>
      <text:h text:style-name="Heading_20_3" text:outline-level="3"><text:soft-page-break/>GeekWisdom.org Objectives – 2019</text:h>
      <text:p text:style-name="Text_20_body"/>
      <text:p text:style-name="P28">To mea<text:span text:style-name="T19">t</text:span> my goals, I have set in place the following key objectives for 2019:</text:p>
      <text:p text:style-name="P28"/>
      <text:p text:style-name="P28"/>
      <text:p text:style-name="P28"><draw:frame draw:style-name="fr2" draw:name="Object1" text:anchor-type="paragraph" svg:width="20.525cm" svg:height="15.679cm" draw:z-index="24"><draw:object xlink:href="./Object 1" xlink:type="simple" xlink:show="embed" xlink:actuate="onLoad"/><draw:image xlink:href="./ObjectReplacements/Object 1" xlink:type="simple" xlink:show="embed" xlink:actuate="onLoad"/></draw:frame></text:p>
      <text:h text:style-name="Heading_20_3" text:outline-level="3"><text:soft-page-break/>My Vision</text:h>
      <text:p text:style-name="P29"/>
      <text:h text:style-name="Heading_20_3" text:outline-level="3">My Values</text:h>
      <text:p text:style-name="P30">Value #1 Decentralize whenever possible !</text:p>
      <text:h text:style-name="Heading_20_3" text:outline-level="3">Business <text:span text:style-name="T21">Environment</text:span></text:h>
      <text:p text:style-name="P27">The primary service I intend to provide is ‘EDUCATION’ but not anything like you would get in school (secondary or post secondary etc). When I was a kid my mom dropped out of school at Grade 9 she said she had “street smarts”. <text:s/>GeekWisdom will provide “<text:span text:style-name="T11">GEEK WISDOM</text:span>” services to the groups above.</text:p>
      <text:p text:style-name="P6">The deployment method of these services is as follows</text:p>
      <text:p text:style-name="P6">A) Online Videos (delivered via YouTube &amp; Face book, stored on archive.org) → These videos will be targeted to <text:s/>specific audiences above</text:p>
      <text:p text:style-name="P7">B) Podcast → Essentially audio only versions of the videos created above, delivered through podcast syndication</text:p>
      <text:p text:style-name="P7">C) Blog Posts – Essentially text versions of the video audio format. <text:span text:style-name="T7">(</text:span></text:p>
      <text:p text:style-name="P8">D) Online Games → Some maybe educational others maybe just for fun/instructional purposes.</text:p>
      <text:p text:style-name="P7">All of the first <text:span text:style-name="T7">4</text:span> items are intended to be FREE, and Educational on a wide variety of topics like <text:s/>“How to setup your PayPal account”, <text:s/>“Intro to Critical Chain Project Management”, and “<text:span text:style-name="T6">The basics of Component Based Architecture”</text:span></text:p>
      <text:p text:style-name="P8">The value in the above, is NOT directly to provide income, but to establish the core GeekWisdom.org brand, to attract new visitors and encourage them to become patrons to the site.</text:p>
      <text:p text:style-name="P9">Specific income products:</text:p>
      <text:p text:style-name="P9">1) GeekWisdom ‘EDGE’ newsletter. Available to a select teir of Patrons. This newsletter will give specific practical advice to subscribers in disciplines that are customized to their own interests, and where those interests align with the geek wisdom pillars (“Programming”, “Leadership, Team Building &amp; Motivation”, “Quality Management”, Business Analysis, and process improvement</text:p>
      <text:p text:style-name="P10">2) <text:span text:style-name="T8">Paid Speeches / Sessions. <text:s/>Half Day or Full Day sessions to explain and practice a specific skillset (eg: 8D Problem Solving, Component Based Architecture, or Building a Team Charter”. Can also </text:span><text:soft-page-break/><text:span text:style-name="T8">include smaller 15, 30 or 1hr speeches to high level executives. <text:s/>Could be in the form of being invited into a company, or selling tickets to a specific ‘training event’</text:span></text:p>
      <text:p text:style-name="P11">3) Private Consulting → Where a small local company invites me in for a set project term (say 3 months <text:s/>@ 20hrs week) to help solve a specific problem, <text:span text:style-name="T9">analyze</text:span> a process, or team and offer suggestions for improvement. <text:s/><text:span text:style-name="T9">Examples might be – should we purchase product “X” or “Y”, or How do we fix our delivery time in manufacturing?</text:span></text:p>
      <text:p text:style-name="P12">4) Referral Income → A small selection of trusted 3<text:span text:style-name="T10">rd</text:span> party providers. These is NOT adsense revenue, or just affiliate links. <text:s/><text:span text:style-name="T13">t </text:span></text:p>
      <text:h text:style-name="Heading_20_3" text:outline-level="3">What needs do I satisify?</text:h>
      <text:p text:style-name="P14">Need #1 → <text:span text:style-name="T14">Decision Making -&gt;</text:span> You have heard about ‘technology X’ and technology ‘Y’ You have heard marketing terms like “big data”, you know a little and want to know more to make sure your making the best decision possible</text:p>
      <text:p text:style-name="P14">Need #2 →<text:span text:style-name="T12"> You are tired of feeling like the world of technology is flying right past you, you are looking to technology to streamline your processes and fine a competitive edige.</text:span></text:p>
      <text:p text:style-name="P15">Need #3 → <text:span text:style-name="T14">You know where you want to go, you have a plan, but you just can’t seem to get started, something is missing, and are looking for some outside help, a fresh perspective.</text:span></text:p>
      <text:p text:style-name="P15"/>
      <text:p text:style-name="P13"/>
      <text:h text:style-name="Heading_20_3" text:outline-level="3">How do my products DIFFER from the competition?</text:h>
      <text:p text:style-name="Text_20_body"/>
      <text:p text:style-name="P16">In most disciplines Knowledge is spread via both formal (school) and informal education (hack-a-thon) <text:s/>methods, <text:s/>These services often cost money, and those that do not are often of poor quality, hard to understand, and just plain ‘dry’. <text:s/>Geek Wisdom differs by not just sharing knowledge but by sharing Wisdom using interesting presentations, and practical examples which give customers and edge. A wisdom that seeks customers to seek and learn about their own particular path. <text:span text:style-name="T15">Much of <text:s/>quality content is available for consumption for FREE.</text:span></text:p>
      <text:p text:style-name="P17">In the consulting world, repeat business is key to the <text:span text:style-name="T16">ongoing success of being a consultant. This potentially creates <text:s/>bias to preform work that “up-sells” the customer on additional products / services they may not even really need. <text:s/>Success with GeekWisdom is not only about sharing knowledge, but imparting a desire of continuous learning and growth on their own both now and in the future. <text:s/>Repeat business for the same “type” of thing is bad. If we consult with company X and create some SSRS </text:span><text:soft-page-break/><text:span text:style-name="T16">reports, when we leave, they will know how to create SSRS reports themselves, and not need to call on us again.</text:span></text:p>
      <text:p text:style-name="P16"/>
      <text:p text:style-name="P18"/>
      <text:h text:style-name="P23" text:outline-level="1"><text:tab/>Financial</text:h>
      <text:p text:style-name="P4"/>
      <text:p text:style-name="P4">Sucess Financially means being able to draw a salary from the GeekWisdom.org 'brand' from 'selling' myself. So if today I am making about $70,000 before taxes, sucess would include withdrawing that same amount annually. It also would include at a minimum a health plan for myself and famliy (due to my diabetes). Sucessess is NOT making millsions of dollars in profit. In fact, any amounts raised are to be re-investedback into the GeekWisdom.org site, projects, and marketing material. (Games, contests, etc). The goal would be able to sucessfully withdraw the $70,000 by year 5.</text:p>
      <text:p text:style-name="Text_20_body"/>
      <text:p text:style-name="P4">Sucess in the first year, means not drawing ANY kind of salary, and investing 100% back from all proceeds back into the business for year #2. So this means either a) I have some 'back up job' earning the required $70,000 and work on GeekWisdom.org in ADDITION to my 'DAY JOB" or b) I draw from some kind of 'savings' or some combination of both.</text:p>
      <text:p text:style-name="Text_20_body"/>
      <text:p text:style-name="P4">With each progressive year, the goals would get tougher, allowing me to draw larger amount from the donations and correspondingly devote more and more time to GeekWisdom.org, its projects and its overall mission. If by the end of the 5th year, I have not reached say 80% of my target, I will re-evaluate my positoin as needed. [note to self: add a forecast table of how this would look over 5 years include salary drawn and percentage of time spent on thep project]</text:p>
      <text:p text:style-name="Text_20_body"/>
      <text:p text:style-name="P4">Their is an 'ironic' TOO MUCH MONEY problem, suppose that this launch is a SUPER SUCESSS more so then I ever imagined. These actual is STILL problematic for a couple of reasons</text:p>
      <text:p text:style-name="Text_20_body"/>
      <text:p text:style-name="P4">a) What if my speeches take me away from my family for long periods of time (I don't want to be away and not in my childrens life)</text:p>
      <text:p text:style-name="Text_20_body"/>
      <text:p text:style-name="P4">b) What exactly will I do with the extra money - If I am committed to always re-investing it, it will be tempting to just 'take it', but if I don't take it what will be my re-investment plan. More contests?, MOre give-aways, maybe I could actually hire other full time people to work at GeekWisdom.org? And if so then how will I manage the business? no longer being the 'sole' person and actually being a (UGG) boss to others?</text:p>
      <text:p text:style-name="Text_20_body"/>
      <text:p text:style-name="P4"/>
      <text:h text:style-name="P23" text:outline-level="1">WAYS OF EARNING:</text:h>
      <text:p text:style-name="Text_20_body"/>
      <text:p text:style-name="P4">1) <text:a xlink:type="simple" xlink:href="https://patreon.com/GeekWisdom" text:style-name="Internet_20_link" text:visited-style-name="Visited_20_Internet_20_Link"><text:span text:style-name="T3">Patrons</text:span></text:a> (from<text:a xlink:type="simple" xlink:href="https://patreon.com/GeekWisdom" text:style-name="Internet_20_link" text:visited-style-name="Visited_20_Internet_20_Link"> Patreon</text:a>) (BIGGEST IN YEAR 1)</text:p>
      <text:p text:style-name="Text_20_body"/>
      <text:p text:style-name="P4">2) Referrals (eg: people buying things of amazon that i refer them to, things that I <text:span text:style-name="T3">believe</text:span> in)</text:p>
      <text:p text:style-name="Text_20_body"/>
      <text:p text:style-name="P4">3) Public Speaking (Paid speaking engagements, to be BIGGEST closer to YEAR 5)</text:p>
      <text:p text:style-name="Text_20_body"/>
      <text:p text:style-name="P4">4) Consulting Services (to other 'geeks') trying to make it in the world</text:p>
      <text:p text:style-name="Text_20_body"/>
      <text:p text:style-name="P4">4) Book Sales</text:p>
      <text:p text:style-name="Text_20_body"/>
      <text:h text:style-name="Heading_20_3" text:outline-level="3">WAYS THAT I WILL NOT USE</text:h>
      <text:p text:style-name="Text_20_body"/>
      <text:p text:style-name="P4">1) Google Adsense on websitse -&gt; It is my goal to limit this as much as possible, at least in the first 5 years because I feel from prior <text:span text:style-name="T3">experience</text:span> it <text:span text:style-name="T3">detracts</text:span> from my reputation</text:p>
      <text:p text:style-name="Text_20_body"/>
      <text:p text:style-name="P4">2) Paid blogs, or paid promotions/<text:span text:style-name="T3">sponsorship</text:span> -&gt; similar to above, if I do add promotional advertising it <text:span text:style-name="T3">would</text:span> be first plan to use referral (#2) above, and will <text:span text:style-name="T3">re-evaluate</text:span> the <text:span text:style-name="T3">possibility</text:span> in year 4 or 5</text:p>
      <text:h text:style-name="P20" text:outline-level="3">PROJECTS (Need to <text:span text:style-name="T3">prioritize</text:span> below)</text:h>
      <text:p text:style-name="P4"/>
      <text:p text:style-name="P4">1) GeekWisdom.org -&gt; "Geek Meet-Up": The GOAL of this project is to provide a foundation that allows "Geeks: a place to meet and share ideas and tools in their local area. Some ideas would be renting a space, suppliing tools to the space (Smart Boards, offices, Internet/Phone acces). A 'presentation' room or rooms where sessions are scheduled / training (Free or Paid) for a wide vareity of business /technology concepts. 'GeekWisdom Networking'. The end product is NOT the space, it is specific instruction that helps a loal group follow to setup the Geek Meet-Up space. Their would be on $$ earned for GeekWisdom, it would be more of a 'marketing' stratgedgy project.</text:p>
      <text:p text:style-name="Text_20_body"/>
      <text:p text:style-name="P4">2) GeekWisdom.org Marketplace (combined with or seprate from #1) -&gt; Ability to setup an online market place for the local area specific to BITCOIN (thing kijiji) for bitcoin. But DECENTRALIZED. Different groups in an area can choose to use the developed infrasturcute to create their own online marketplace in their local area. GeekWisdom.org would charge a recurring fee ($15/year) to maintain a link to their marketplace on their site ($20 to get own geekwisdom.org subdomain (eg: Fredericton.geekwisdom.org) (Address validation required of person in area). Specific RULES required by maintainer to maintain the link</text:p>
      <text:p text:style-name="Text_20_body"/>
      <text:p text:style-name="P4">3) GeekWisdom.org -&gt; 'Edige' Newsletter -&gt; A tool that sets up a newletter for (open source), free. People subscribe to the newlsetter for a cost (eg: $2month Patreon donation), and can choose the devlopment path they are interestd in, switching as desired aling paths</text:p>
      <text:p text:style-name="Text_20_body"/>
      <text:p text:style-name="P4">4) GeekWisdom.org -&gt; Games - Promotional tools to help spread the wordk (Marking)</text:p>
      <text:p text:style-name="Text_20_body"/>
      <text:p text:style-name="P4">5) GeekWisdom.org -&gt;Contesnts / T-Shrits TIMS Cards, etc</text:p>
      <text:p text:style-name="Text_20_body"/>
      <text:p text:style-name="P4">6) GeekWisdom.org -&gt; Site itself (Site itself is one big game of levels, how high can you get, give out a 'bitcon' pot at the end? each level gets progressivily hard, require putting money into the 'bitcoin' pot to continue to 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Microsoft Sans Serif" fo:font-size="14pt" officeooo:rsid="000a7371" officeooo:paragraph-rsid="000a7371" style:font-size-asian="14pt" style:font-size-complex="14pt"/>
    </style:style>
    <style:style style:name="MP2" style:family="paragraph" style:parent-style-name="Header">
      <style:paragraph-properties fo:text-align="center" style:justify-single-word="false"/>
      <style:text-properties officeooo:paragraph-rsid="000a7371"/>
    </style:style>
    <style:style style:name="MP3" style:family="paragraph">
      <style:paragraph-properties fo:text-align="center"/>
    </style:style>
    <style:style style:name="MP4" style:family="paragraph" style:parent-style-name="Footer">
      <style:text-properties officeooo:rsid="000a7371" officeooo:paragraph-rsid="000a7371"/>
    </style:style>
    <style:style style:name="MT1" style:family="text">
      <style:text-properties style:font-name="Microsoft Sans Serif" fo:font-size="14pt" officeooo:rsid="000a7371" style:font-size-asian="14pt" style:font-size-complex="14pt"/>
    </style:style>
    <style:style style:name="MT2" style:family="text">
      <style:text-properties style:font-name="Microsoft Sans Serif" fo:font-size="14pt" officeooo:rsid="0012be9b" style:font-size-asian="14pt" style:font-size-complex="14pt"/>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6.567cm" svg:y="-1.397cm" svg:width="4.025cm" svg:height="1.755cm" draw:z-index="15"><draw:image xlink:href="Pictures/10000000000000EA00000066EC20E586A0FF1CF0.png" xlink:type="simple" xlink:show="embed" xlink:actuate="onLoad" loext:mime-type="image/png"/></draw:frame></text:p>
        <text:p text:style-name="MP2"><draw:line text:anchor-type="paragraph" draw:z-index="7" draw:name="Shape1" draw:style-name="Mgr1" draw:text-style-name="MP3" svg:x1="-0.169cm" svg:y1="0.596cm" svg:x2="17.738cm" svg:y2="0.596cm"><text:p/></draw:line><text:span text:style-name="MT1">GeekWisdom.org – </text:span><text:span text:style-name="MT2">Five Year Business Plan (2019-2024)</text:span></text:p>
        <text:p text:style-name="MP1"/>
      </style:header>
      <style:footer>
        <text:p text:style-name="MP4"><draw:line text:anchor-type="paragraph" draw:z-index="23" draw:name="Shape1" draw:style-name="Mgr1" draw:text-style-name="MP3" svg:x1="-0.233cm" svg:y1="-0.102cm" svg:x2="17.674cm" svg:y2="-0.102cm"><text:p/></draw:line>#<text:a xlink:type="simple" xlink:href="http://GeekWisdom.org/" text:style-name="Internet_20_link" text:visited-style-name="Visited_20_Internet_20_Link">GeekWisdom.org</text:a><text:tab/><text:a xlink:type="simple" xlink:href="http://twitter.com/TrueGeekWisdom" text:style-name="Internet_20_link" text:visited-style-name="Visited_20_Internet_20_Link">@TrueGeekWisdom</text:a><text:tab/>Pg <text:page-number text:select-page="current">8</text:page-number><text:s/>of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9:11:43.528000000</meta:creation-date>
    <dc:date>2019-04-11T11:33:30.453000000</dc:date>
    <meta:editing-duration>PT2H46M27S</meta:editing-duration>
    <meta:editing-cycles>41</meta:editing-cycles>
    <meta:generator>LibreOffice/6.1.3.2$Windows_X86_64 LibreOffice_project/86daf60bf00efa86ad547e59e09d6bb77c699acb</meta:generator>
    <meta:document-statistic meta:table-count="0" meta:image-count="1" meta:object-count="1" meta:page-count="8" meta:paragraph-count="65" meta:word-count="1849" meta:character-count="10891" meta:non-whitespace-character-count="90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45mm"/>
    </style:style>
    <style:style style:name="co3" style:family="table-column">
      <style:table-column-properties fo:break-before="auto" style:column-width="89.02mm"/>
    </style:style>
    <style:style style:name="co4" style:family="table-column">
      <style:table-column-properties fo:break-before="auto" style:column-width="17.92mm"/>
    </style:style>
    <style:style style:name="co5" style:family="table-column">
      <style:table-column-properties fo:break-before="auto" style:column-width="29.4mm"/>
    </style:style>
    <style:style style:name="co6" style:family="table-column">
      <style:table-column-properties fo:break-before="auto" style:column-width="21.24mm"/>
    </style:style>
    <style:style style:name="co7" style:family="table-column">
      <style:table-column-properties fo:break-before="auto" style:column-width="25.86mm"/>
    </style:style>
    <style:style style:name="co8" style:family="table-column">
      <style:table-column-properties fo:break-before="auto" style:column-width="74.0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28.17mm" fo:break-before="auto" style:use-optimal-row-height="false"/>
    </style:style>
    <style:style style:name="ro4" style:family="table-row">
      <style:table-row-properties style:row-height="10.58mm" fo:break-before="auto" style:use-optimal-row-height="false"/>
    </style:style>
    <style:style style:name="ro5" style:family="table-row">
      <style:table-row-properties style:row-height="26.85mm" fo:break-before="auto" style:use-optimal-row-height="false"/>
    </style:style>
    <style:style style:name="ro6" style:family="table-row">
      <style:table-row-properties style:row-height="17.11mm" fo:break-before="auto" style:use-optimal-row-height="false"/>
    </style:style>
    <style:style style:name="ro7" style:family="table-row">
      <style:table-row-properties style:row-height="18.26mm" fo:break-before="auto" style:use-optimal-row-height="false"/>
    </style:style>
    <style:style style:name="ro8" style:family="table-row">
      <style:table-row-properties style:row-height="16.0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3" style:family="table-cell" style:parent-style-name="Default">
      <style:table-cell-properties fo:background-color="#ffff00" style:rotation-align="none"/>
    </style:style>
    <style:style style:name="ce4" style:family="table-cell" style:parent-style-name="Default">
      <style:table-cell-properties fo:border-bottom="none" fo:background-color="#ffff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5" style:family="table-cell" style:parent-style-name="Default" style:data-style-name="N110">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11" style:family="table-cell" style:parent-style-name="Default">
      <style:table-cell-properties style:diagonal-bl-tr="none" style:diagonal-tl-br="none" fo:border="0.74pt solid #000000" style:rotation-align="none"/>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style>
    <style:style style:name="ce13" style:family="table-cell" style:parent-style-name="Default">
      <style:table-cell-properties fo:background-color="#ffff00" style:rotation-align="none"/>
    </style:style>
    <style:style style:name="ce14" style:family="table-cell" style:parent-style-name="Default">
      <style:table-cell-properties fo:border-bottom="none" fo:background-color="#ffff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15" style:family="table-cell" style:parent-style-name="Default" style:data-style-name="N110">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style>
    <style:style style:name="T1" style:family="text">
      <style:text-properties fo:language="en" fo:country="CA"/>
    </style:style>
    <style:style style:name="T2" style:family="text">
      <style:text-properties fo:language="en" fo:country="CA"/>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W GOALS" table:style-name="ta1">
        <table:table-column table:style-name="co1" table:number-columns-repeated="2" table:default-cell-style-name="Default"/>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row table:style-name="ro1" table:number-rows-repeated="2">
          <table:table-cell table:number-columns-repeated="2"/>
          <table:table-cell table:style-name="Default" table:number-columns-repeated="7"/>
        </table:table-row>
        <table:table-row table:style-name="ro2">
          <table:table-cell table:number-columns-repeated="2"/>
          <table:table-cell table:style-name="ce11" office:value-type="string" calcext:value-type="string">
            <text:p>TYPE</text:p>
          </table:table-cell>
          <table:table-cell table:style-name="ce11" office:value-type="string" calcext:value-type="string">
            <text:p>DESCRIPTION</text:p>
          </table:table-cell>
          <table:table-cell table:style-name="ce11" office:value-type="string" calcext:value-type="string">
            <text:p>TARGET</text:p>
          </table:table-cell>
          <table:table-cell table:style-name="ce11" office:value-type="string" calcext:value-type="string">
            <text:p>STRETCH</text:p>
          </table:table-cell>
          <table:table-cell table:style-name="ce11" office:value-type="string" calcext:value-type="string">
            <text:p>ACTUAL</text:p>
          </table:table-cell>
          <table:table-cell table:style-name="ce11" office:value-type="string" calcext:value-type="string">
            <text:p>Time Req'd (h)</text:p>
          </table:table-cell>
          <table:table-cell table:style-name="ce11" office:value-type="string" calcext:value-type="string">
            <text:p>NOTES</text:p>
          </table:table-cell>
        </table:table-row>
        <table:table-row table:style-name="ro3">
          <table:table-cell table:number-columns-repeated="2"/>
          <table:table-cell office:value-type="string" calcext:value-type="string">
            <text:p>FINANCIAL</text:p>
          </table:table-cell>
          <table:table-cell office:value-type="string" calcext:value-type="string">
            <text:p>GET NEW PATRONS TO GEEKWISDOM.ORG</text:p>
          </table:table-cell>
          <table:table-cell office:value-type="float" office:value="10" calcext:value-type="float">
            <text:p>10</text:p>
          </table:table-cell>
          <table:table-cell office:value-type="float" office:value="24" calcext:value-type="float">
            <text:p>24</text:p>
          </table:table-cell>
          <table:table-cell/>
          <table:table-cell office:value-type="float" office:value="40" calcext:value-type="float">
            <text:p>40</text:p>
          </table:table-cell>
          <table:table-cell office:value-type="string" calcext:value-type="string">
            <text:p>10 @ $1/month = $120 (pays for post Site Domain and Hosting Fee 1and1). Everthing over and above this to be re-invested back into GeekWisdom as contests and marketing swag</text:p>
          </table:table-cell>
        </table:table-row>
        <table:table-row table:style-name="ro4">
          <table:table-cell table:number-columns-repeated="2"/>
          <table:table-cell office:value-type="string" calcext:value-type="string">
            <text:p>FINANCIAL</text:p>
          </table:table-cell>
          <table:table-cell office:value-type="string" calcext:value-type="string">
            <text:p>GET REFERRAL REVENUE FOR GEEKWISDOM.ORG</text:p>
          </table:table-cell>
          <table:table-cell table:style-name="ce15" office:value-type="float" office:value="20" calcext:value-type="float">
            <text:p>$20 </text:p>
          </table:table-cell>
          <table:table-cell table:style-name="ce15" office:value-type="float" office:value="40" calcext:value-type="float">
            <text:p>$40 </text:p>
          </table:table-cell>
          <table:table-cell/>
          <table:table-cell office:value-type="float" office:value="40" calcext:value-type="float">
            <text:p>40</text:p>
          </table:table-cell>
          <table:table-cell office:value-type="string" calcext:value-type="string">
            <text:p>Amazon.ca referral program</text:p>
          </table:table-cell>
        </table:table-row>
        <table:table-row table:style-name="ro5">
          <table:table-cell table:number-columns-repeated="2"/>
          <table:table-cell office:value-type="string" calcext:value-type="string">
            <text:p>FINANCIAL</text:p>
          </table:table-cell>
          <table:table-cell office:value-type="string" calcext:value-type="string">
            <text:p>LAUNCH 'GEEKS EDGE' newsletter by Dec 2019</text:p>
          </table:table-cell>
          <table:table-cell office:value-type="string" calcext:value-type="string">
            <text:p>DEC</text:p>
          </table:table-cell>
          <table:table-cell office:value-type="string" calcext:value-type="string">
            <text:p>SEPT</text:p>
          </table:table-cell>
          <table:table-cell/>
          <table:table-cell office:value-type="float" office:value="100" calcext:value-type="float">
            <text:p>100</text:p>
          </table:table-cell>
          <table:table-cell office:value-type="string" calcext:value-type="string">
            <text:p>Launch includes first version of code released and working, and initial setup of subscribers and $2 tier added to Patreon (first 2 posts free?) and basic lesson content (9 emails)</text:p>
          </table:table-cell>
        </table:table-row>
        <table:table-row table:style-name="ro6">
          <table:table-cell table:number-columns-repeated="2"/>
          <table:table-cell office:value-type="string" calcext:value-type="string">
            <text:p>MAKRETING</text:p>
          </table:table-cell>
          <table:table-cell office:value-type="string" calcext:value-type="string">
            <text:p>Release <text:s/>videos to Facebook GeekWisdom.org site (1 per Quarte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0" calcext:value-type="float">
            <text:p>40</text:p>
          </table:table-cell>
          <table:table-cell office:value-type="string" calcext:value-type="string">
            <text:p>What will the videos be about ? (1. Setup PayPal, 2. Using QR Codes, 3. Using NFC / NFCPayments)</text:p>
          </table:table-cell>
        </table:table-row>
        <table:table-row table:style-name="ro4">
          <table:table-cell table:number-columns-repeated="2"/>
          <table:table-cell office:value-type="string" calcext:value-type="string">
            <text:p>MARKETING</text:p>
          </table:table-cell>
          <table:table-cell office:value-type="string" calcext:value-type="string">
            <text:p>Release <text:s/>games to GeekWisdom.org (with FB /Twitter share button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40" calcext:value-type="float">
            <text:p>40</text:p>
          </table:table-cell>
          <table:table-cell office:value-type="string" calcext:value-type="string">
            <text:p>1) Mind Reading, 2) Cookie Store, 3) Computer 'ESP'</text:p>
          </table:table-cell>
        </table:table-row>
        <table:table-row table:style-name="ro4">
          <table:table-cell table:number-columns-repeated="2"/>
          <table:table-cell office:value-type="string" calcext:value-type="string">
            <text:p>FINANCIAL</text:p>
          </table:table-cell>
          <table:table-cell office:value-type="string" calcext:value-type="string">
            <text:p>Create a Finanical Statement Document to keep track of all my costs as well as income received</text:p>
          </table:table-cell>
          <table:table-cell table:number-columns-repeated="2" office:value-type="float" office:value="1" calcext:value-type="float">
            <text:p>1</text:p>
          </table:table-cell>
          <table:table-cell/>
          <table:table-cell office:value-type="float" office:value="8" calcext:value-type="float">
            <text:p>8</text:p>
          </table:table-cell>
          <table:table-cell office:value-type="string" calcext:value-type="string">
            <text:p>Especially important later for tax purposes (CNIL)</text:p>
          </table:table-cell>
        </table:table-row>
        <table:table-row table:style-name="ro4">
          <table:table-cell table:number-columns-repeated="2"/>
          <table:table-cell office:value-type="string" calcext:value-type="string">
            <text:p>FINANCIAL</text:p>
          </table:table-cell>
          <table:table-cell office:value-type="string" calcext:value-type="string">
            <text:p>PUBLIC SPEAKING GIGS</text:p>
          </table:table-cell>
          <table:table-cell office:value-type="float" office:value="0" calcext:value-type="float">
            <text:p>0</text:p>
          </table:table-cell>
          <table:table-cell office:value-type="float" office:value="1" calcext:value-type="float">
            <text:p>1</text:p>
          </table:table-cell>
          <table:table-cell/>
          <table:table-cell office:value-type="float" office:value="20" calcext:value-type="float">
            <text:p>20</text:p>
          </table:table-cell>
          <table:table-cell office:value-type="string" calcext:value-type="string">
            <text:p>Possibly 1 FREE GIG</text:p>
          </table:table-cell>
        </table:table-row>
        <table:table-row table:style-name="ro4">
          <table:table-cell table:number-columns-repeated="2"/>
          <table:table-cell office:value-type="string" calcext:value-type="string">
            <text:p>MARKETING</text:p>
          </table:table-cell>
          <table:table-cell office:value-type="string" calcext:value-type="string">
            <text:p>CREATE Draft Articles for GeekWisdom Blog</text:p>
          </table:table-cell>
          <table:table-cell office:value-type="float" office:value="5" calcext:value-type="float">
            <text:p>5</text:p>
          </table:table-cell>
          <table:table-cell office:value-type="float" office:value="7" calcext:value-type="float">
            <text:p>7</text:p>
          </table:table-cell>
          <table:table-cell/>
          <table:table-cell office:value-type="float" office:value="10" calcext:value-type="float">
            <text:p>10</text:p>
          </table:table-cell>
          <table:table-cell office:value-type="string" calcext:value-type="string">
            <text:p>Stench is to publish 2 of them</text:p>
          </table:table-cell>
        </table:table-row>
        <table:table-row table:style-name="ro4">
          <table:table-cell table:number-columns-repeated="2"/>
          <table:table-cell office:value-type="string" calcext:value-type="string">
            <text:p>MARKETING</text:p>
          </table:table-cell>
          <table:table-cell office:value-type="string" calcext:value-type="string">
            <text:p>GET BUSINESS CARDS / QR CODE</text:p>
          </table:table-cell>
          <table:table-cell office:value-type="float" office:value="25" calcext:value-type="float">
            <text:p>25</text:p>
          </table:table-cell>
          <table:table-cell office:value-type="float" office:value="100" calcext:value-type="float">
            <text:p>100</text:p>
          </table:table-cell>
          <table:table-cell/>
          <table:table-cell office:value-type="float" office:value="4" calcext:value-type="float">
            <text:p>4</text:p>
          </table:table-cell>
          <table:table-cell office:value-type="string" calcext:value-type="string">
            <text:p>Get and give out at least 25 business cards</text:p>
          </table:table-cell>
        </table:table-row>
        <table:table-row table:style-name="ro7">
          <table:table-cell table:number-columns-repeated="2"/>
          <table:table-cell office:value-type="string" calcext:value-type="string">
            <text:p>R&amp;D</text:p>
          </table:table-cell>
          <table:table-cell office:value-type="string" calcext:value-type="string">
            <text:p>Create initial GeekWisdom Logging and Settings Framework</text:p>
          </table:table-cell>
          <table:table-cell office:value-type="float" office:value="1" calcext:value-type="float">
            <text:p>1</text:p>
          </table:table-cell>
          <table:table-cell office:value-type="float" office:value="2" calcext:value-type="float">
            <text:p>2</text:p>
          </table:table-cell>
          <table:table-cell/>
          <table:table-cell office:value-type="float" office:value="80" calcext:value-type="float">
            <text:p>80</text:p>
          </table:table-cell>
          <table:table-cell office:value-type="string" calcext:value-type="string">
            <text:p>Have both Logging &amp; Settings Framework checked into GIT, AND corresponding video . Required for 'EDGE' newsletter</text:p>
          </table:table-cell>
        </table:table-row>
        <table:table-row table:style-name="ro4">
          <table:table-cell table:number-columns-repeated="2"/>
          <table:table-cell office:value-type="string" calcext:value-type="string">
            <text:p>R&amp;D</text:p>
          </table:table-cell>
          <table:table-cell office:value-type="string" calcext:value-type="string">
            <text:p>Continue GeekWisdom.org site game (add bitcoi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24" calcext:value-type="float">
            <text:p>24</text:p>
          </table:table-cell>
          <table:table-cell office:value-type="string" calcext:value-type="string">
            <text:p>Add a level where user has to submit some bitcoin into a 'pot' for later payout</text:p>
          </table:table-cell>
        </table:table-row>
        <table:table-row table:style-name="ro4">
          <table:table-cell table:number-columns-repeated="2"/>
          <table:table-cell office:value-type="string" calcext:value-type="string">
            <text:p>R&amp;D</text:p>
          </table:table-cell>
          <table:table-cell office:value-type="string" calcext:value-type="string">
            <text:p>Complete first chapter of GeekWisdom.org Ebook</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0" calcext:value-type="float">
            <text:p>60</text:p>
          </table:table-cell>
          <table:table-cell office:value-type="string" calcext:value-type="string">
            <text:p>Includes applying for CDN ISBN Number !!</text:p>
          </table:table-cell>
        </table:table-row>
        <table:table-row table:style-name="ro4">
          <table:table-cell table:number-columns-repeated="2"/>
          <table:table-cell office:value-type="string" calcext:value-type="string">
            <text:p>FINANCIAL</text:p>
          </table:table-cell>
          <table:table-cell office:value-type="string" calcext:value-type="string">
            <text:p>Complete first draft of GeekWisdom.org Business Plan</text:p>
          </table:table-cell>
          <table:table-cell table:number-columns-repeated="3"/>
          <table:table-cell office:value-type="float" office:value="24" calcext:value-type="float">
            <text:p>24</text:p>
          </table:table-cell>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GET NEW PATRONS TO GEEKWISDOM.ORG</text:p>
          </table:table-cell>
          <table:table-cell office:value-type="float" office:value="50" calcext:value-type="float">
            <text:p>50</text:p>
          </table:table-cell>
          <table:table-cell office:value-type="float" office:value="100" calcext:value-type="float">
            <text:p>100</text:p>
          </table:table-cell>
          <table:table-cell table:number-columns-repeated="2"/>
          <table:table-cell office:value-type="string" calcext:value-type="string">
            <text:p>25 @ $1/month = $25</text:p>
            <text:p>25 @ $2/month = $50</text:p>
            <text:p>10 (<text:span text:style-name="T2">from</text:span> last year) = $100</text:p>
            <text:p>Total =  $175</text:p>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GET REFERRAL REVENUE FOR GEEKWISDOM.ORG</text:p>
          </table:table-cell>
          <table:table-cell table:style-name="ce15" office:value-type="float" office:value="80" calcext:value-type="float">
            <text:p>$80 </text:p>
          </table:table-cell>
          <table:table-cell table:style-name="ce15" office:value-type="float" office:value="120" calcext:value-type="float">
            <text:p>$120 </text:p>
          </table:table-cell>
          <table:table-cell table:number-columns-repeated="2"/>
          <table:table-cell office:value-type="string" calcext:value-type="string">
            <text:p>Amazon.ca referral program</text:p>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Create Edge Content for multipe tiers</text:p>
          </table:table-cell>
          <table:table-cell office:value-type="float" office:value="2" calcext:value-type="float">
            <text:p>2</text:p>
          </table:table-cell>
          <table:table-cell office:value-type="float" office:value="4" calcext:value-type="float">
            <text:p>4</text:p>
          </table:table-cell>
          <table:table-cell table:number-columns-repeated="2"/>
          <table:table-cell office:value-type="string" calcext:value-type="string">
            <text:p>This is part of the 25 /$2 patreons above</text:p>
          </table:table-cell>
        </table:table-row>
        <table:table-row table:style-name="ro1" table:visibility="collapse">
          <table:table-cell table:number-columns-repeated="2"/>
          <table:table-cell office:value-type="string" calcext:value-type="string">
            <text:p>MAKRETING</text:p>
          </table:table-cell>
          <table:table-cell office:value-type="string" calcext:value-type="string">
            <text:p>Release <text:s/>videos to Facebook GeekWisdom.org site (1 per QuarteR)</text:p>
          </table:table-cell>
          <table:table-cell office:value-type="float" office:value="6" calcext:value-type="float">
            <text:p>6</text:p>
          </table:table-cell>
          <table:table-cell office:value-type="float" office:value="8" calcext:value-type="float">
            <text:p>8</text:p>
          </table:table-cell>
          <table:table-cell table:number-columns-repeated="2"/>
          <table:table-cell office:value-type="string" calcext:value-type="string">
            <text:p>What will the vides be about ? ???</text:p>
          </table:table-cell>
        </table:table-row>
        <table:table-row table:style-name="ro1" table:visibility="collapse">
          <table:table-cell table:number-columns-repeated="2"/>
          <table:table-cell office:value-type="string" calcext:value-type="string">
            <text:p>MARKETING</text:p>
          </table:table-cell>
          <table:table-cell office:value-type="string" calcext:value-type="string">
            <text:p>Release <text:s/>games to GeekWisdom.org (with FB /Twitter share buttons)</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What will the games be ???</text:p>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PUBLIC SPEAKING GIGS</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3 Free Gigs (Stretch if 1 is paid!)</text:p>
          </table:table-cell>
        </table:table-row>
        <table:table-row table:style-name="ro1" table:visibility="collapse">
          <table:table-cell table:number-columns-repeated="2"/>
          <table:table-cell office:value-type="string" calcext:value-type="string">
            <text:p>MARKETING</text:p>
          </table:table-cell>
          <table:table-cell office:value-type="string" calcext:value-type="string">
            <text:p>GET BUSINESS CARDS / QR CODE</text:p>
          </table:table-cell>
          <table:table-cell office:value-type="float" office:value="25" calcext:value-type="float">
            <text:p>25</text:p>
          </table:table-cell>
          <table:table-cell office:value-type="float" office:value="100" calcext:value-type="float">
            <text:p>100</text:p>
          </table:table-cell>
          <table:table-cell table:number-columns-repeated="2"/>
          <table:table-cell office:value-type="string" calcext:value-type="string">
            <text:p>Get and give out at least 25 business cards</text:p>
          </table:table-cell>
        </table:table-row>
        <table:table-row table:style-name="ro1" table:visibility="collapse">
          <table:table-cell table:number-columns-repeated="2"/>
          <table:table-cell office:value-type="string" calcext:value-type="string">
            <text:p>R&amp;D</text:p>
          </table:table-cell>
          <table:table-cell office:value-type="string" calcext:value-type="string">
            <text:p>Create initial GeekWisdom "DataSet" framework</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Have boh Logging &amp; Settings Framework checked into GIT, AND corresponding video . Required for 'EDGE' newsletter</text:p>
          </table:table-cell>
        </table:table-row>
        <table:table-row table:style-name="ro1" table:visibility="collapse">
          <table:table-cell table:number-columns-repeated="2"/>
          <table:table-cell office:value-type="string" calcext:value-type="string">
            <text:p>R&amp;D</text:p>
          </table:table-cell>
          <table:table-cell office:value-type="string" calcext:value-type="string">
            <text:p>Continue GeekWisdom.org site game </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TBD what levels to add ??</text:p>
          </table:table-cell>
        </table:table-row>
        <table:table-row table:style-name="ro1" table:visibility="collapse">
          <table:table-cell table:number-columns-repeated="2"/>
          <table:table-cell office:value-type="string" calcext:value-type="string">
            <text:p>R&amp;D</text:p>
          </table:table-cell>
          <table:table-cell office:value-type="string" calcext:value-type="string">
            <text:p>Complete first chapter of GeekWisdom.org Ebook</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Includes applying for CDN ISBN Number !!</text:p>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Revise and update business plan as needed</text:p>
          </table:table-cell>
          <table:table-cell table:number-columns-repeated="2" office:value-type="float" office:value="1" calcext:value-type="float">
            <text:p>1</text:p>
          </table:table-cell>
          <table:table-cell table:number-columns-repeated="2"/>
          <table:table-cell office:value-type="string" calcext:value-type="string">
            <text:p>REQUIRED MINIMUM</text:p>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GET NEW PATRONS TO GEEKWISDOM.ORG</text:p>
          </table:table-cell>
          <table:table-cell office:value-type="float" office:value="300" calcext:value-type="float">
            <text:p>300</text:p>
          </table:table-cell>
          <table:table-cell office:value-type="float" office:value="500" calcext:value-type="float">
            <text:p>500</text:p>
          </table:table-cell>
          <table:table-cell table:number-columns-repeated="2"/>
          <table:table-cell office:value-type="string" calcext:value-type="string">
            <text:p>150 @ $1/month = $150</text:p>
            <text:p>150 @ $2/month = $300</text:p>
            <text:p>(ast year) = $175</text:p>
            <text:p>Total =  $625</text:p>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GET REFERRAL REVENUE FOR GEEKWISDOM.ORG</text:p>
          </table:table-cell>
          <table:table-cell table:style-name="ce15" office:value-type="float" office:value="500" calcext:value-type="float">
            <text:p>$500 </text:p>
          </table:table-cell>
          <table:table-cell table:style-name="ce15" office:value-type="float" office:value="1000" calcext:value-type="float">
            <text:p>$1,000 </text:p>
          </table:table-cell>
          <table:table-cell table:number-columns-repeated="2"/>
          <table:table-cell office:value-type="string" calcext:value-type="string">
            <text:p>Amazon.ca referral program</text:p>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Release mutiple contest releasing GeekWisdom swag (Tims cards, T-Shirts, etc)</text:p>
          </table:table-cell>
          <table:table-cell office:value-type="float" office:value="6" calcext:value-type="float">
            <text:p>6</text:p>
          </table:table-cell>
          <table:table-cell office:value-type="float" office:value="7" calcext:value-type="float">
            <text:p>7</text:p>
          </table:table-cell>
          <table:table-cell table:number-columns-repeated="2"/>
          <table:table-cell office:value-type="string" calcext:value-type="string">
            <text:p>Contents to use income gnerated above</text:p>
          </table:table-cell>
        </table:table-row>
        <table:table-row table:style-name="ro1" table:visibility="collapse">
          <table:table-cell table:number-columns-repeated="2"/>
          <table:table-cell office:value-type="string" calcext:value-type="string">
            <text:p>MAKRETING</text:p>
          </table:table-cell>
          <table:table-cell office:value-type="string" calcext:value-type="string">
            <text:p>Release <text:s/>videos to Facebook GeekWisdom.org site (1 per QuarteR)</text:p>
          </table:table-cell>
          <table:table-cell office:value-type="float" office:value="6" calcext:value-type="float">
            <text:p>6</text:p>
          </table:table-cell>
          <table:table-cell office:value-type="float" office:value="8" calcext:value-type="float">
            <text:p>8</text:p>
          </table:table-cell>
          <table:table-cell table:number-columns-repeated="2"/>
          <table:table-cell office:value-type="string" calcext:value-type="string">
            <text:p>What will the vides be about ? ???</text:p>
          </table:table-cell>
        </table:table-row>
        <table:table-row table:style-name="ro1" table:visibility="collapse">
          <table:table-cell table:number-columns-repeated="2"/>
          <table:table-cell office:value-type="string" calcext:value-type="string">
            <text:p>MARKETING</text:p>
          </table:table-cell>
          <table:table-cell office:value-type="string" calcext:value-type="string">
            <text:p>Release <text:s/>games to GeekWisdom.org (with FB /Twitter share buttons)</text:p>
          </table:table-cell>
          <table:table-cell table:number-columns-repeated="2" office:value-type="float" office:value="1" calcext:value-type="float">
            <text:p>1</text:p>
          </table:table-cell>
          <table:table-cell table:number-columns-repeated="2"/>
          <table:table-cell office:value-type="string" calcext:value-type="string">
            <text:p>What will the games be ???</text:p>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PUBLIC SPEAKING GIGS</text:p>
          </table:table-cell>
          <table:table-cell office:value-type="float" office:value="4" calcext:value-type="float">
            <text:p>4</text:p>
          </table:table-cell>
          <table:table-cell office:value-type="float" office:value="6" calcext:value-type="float">
            <text:p>6</text:p>
          </table:table-cell>
          <table:table-cell table:number-columns-repeated="2"/>
          <table:table-cell office:value-type="string" calcext:value-type="string">
            <text:p>One Per Quarter. Total PAID INCOME = $2000. If sucessfully, draw max of $2000 as personal income (TAXES!)</text:p>
          </table:table-cell>
        </table:table-row>
        <table:table-row table:style-name="ro1" table:visibility="collapse">
          <table:table-cell table:number-columns-repeated="2"/>
          <table:table-cell office:value-type="string" calcext:value-type="string">
            <text:p>MARKETING</text:p>
          </table:table-cell>
          <table:table-cell office:value-type="string" calcext:value-type="string">
            <text:p>GET BUSINESS CARDS / QR CODE</text:p>
          </table:table-cell>
          <table:table-cell office:value-type="float" office:value="25" calcext:value-type="float">
            <text:p>25</text:p>
          </table:table-cell>
          <table:table-cell office:value-type="float" office:value="100" calcext:value-type="float">
            <text:p>100</text:p>
          </table:table-cell>
          <table:table-cell table:number-columns-repeated="2"/>
          <table:table-cell office:value-type="string" calcext:value-type="string">
            <text:p>Get and give out at least 25 business cards</text:p>
          </table:table-cell>
        </table:table-row>
        <table:table-row table:style-name="ro1" table:visibility="collapse">
          <table:table-cell table:number-columns-repeated="2"/>
          <table:table-cell office:value-type="string" calcext:value-type="string">
            <text:p>R&amp;D</text:p>
          </table:table-cell>
          <table:table-cell office:value-type="string" calcext:value-type="string">
            <text:p>Continue GeekWisdom framework</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What to add?</text:p>
          </table:table-cell>
        </table:table-row>
        <table:table-row table:style-name="ro1" table:visibility="collapse">
          <table:table-cell table:number-columns-repeated="2"/>
          <table:table-cell office:value-type="string" calcext:value-type="string">
            <text:p>R&amp;D</text:p>
          </table:table-cell>
          <table:table-cell office:value-type="string" calcext:value-type="string">
            <text:p>Continue GeekWisdom.org site game </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TBD what levels to add ??</text:p>
          </table:table-cell>
        </table:table-row>
        <table:table-row table:style-name="ro1" table:visibility="collapse">
          <table:table-cell table:number-columns-repeated="2"/>
          <table:table-cell office:value-type="string" calcext:value-type="string">
            <text:p>R&amp;D</text:p>
          </table:table-cell>
          <table:table-cell office:value-type="string" calcext:value-type="string">
            <text:p>Complete third chapter of GeekWisdom.org Ebook</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Includes applying for CDN ISBN Number !!</text:p>
          </table:table-cell>
        </table:table-row>
        <table:table-row table:style-name="ro1" table:visibility="collapse">
          <table:table-cell table:number-columns-repeated="2"/>
          <table:table-cell office:value-type="string" calcext:value-type="string">
            <text:p>FINANCIAL</text:p>
          </table:table-cell>
          <table:table-cell office:value-type="string" calcext:value-type="string">
            <text:p>Revise and update business plan as needed</text:p>
          </table:table-cell>
          <table:table-cell table:number-columns-repeated="2" office:value-type="float" office:value="1" calcext:value-type="float">
            <text:p>1</text:p>
          </table:table-cell>
          <table:table-cell table:number-columns-repeated="2"/>
          <table:table-cell office:value-type="string" calcext:value-type="string">
            <text:p>REQUIRED MINIMUM</text:p>
          </table:table-cell>
        </table:table-row>
        <table:table-row table:style-name="ro8">
          <table:table-cell table:number-columns-repeated="2"/>
          <table:table-cell table:style-name="ce13"/>
          <table:table-cell table:style-name="ce14" office:value-type="string" calcext:value-type="string">
            <text:p>YEAR 1 - MAY - APR 30 2019</text:p>
          </table:table-cell>
          <table:table-cell table:style-name="ce13" table:number-columns-repeated="3"/>
          <table:table-cell table:style-name="ce13" table:formula="of:=SUM([.H4:.H16])" office:value-type="float" office:value="490" calcext:value-type="float">
            <text:p>490</text:p>
          </table:table-cell>
          <table:table-cell table:style-name="ce14" office:value-type="string" calcext:value-type="string">
            <text:p>480hrs = 60 days (8 hour days) ~ 10h per week. 1rs per day weekdays <text:s/>and 2.5hrs SAT &amp; SU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CA" style:font-name-asian="Microsoft YaHei" style:language-asian="zh" style:country-asian="CN" style:font-name-complex="Arial" style:language-complex="hi" style:country-complex="IN"/>
    </style:default-style>
    <number:number-style style:name="N0">
      <number:number number:min-integer-digits="1"/>
    </number:number-style>
    <number:number-style style:name="N110P0" style:volatile="true">
      <number:text>$</number:text>
      <number:number number:decimal-places="0" loext:min-decimal-places="0" number:min-integer-digits="1" number:grouping="true"/>
      <number:text> </number:text>
    </number:number-style>
    <number:number-style style:name="N110">
      <style:text-properties fo:color="#ff0000"/>
      <number:text>($</number:text>
      <number:number number:decimal-places="0" loext:min-decimal-places="0" number:min-integer-digits="1" number:grouping="true"/>
      <number:text>)</number:text>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1">0000-00-00</text:date>, <text:time style:data-style-name="N2" text:time-value="11:31:26.06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